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sans-serif"/>
    <style:font-face style:name="Times new roman" svg:font-family="'Times new roman'" style:font-family-generic="roman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Table1" style:family="table">
      <style:table-properties style:width="6.6931in" table:align="margins" style:shadow="none"/>
    </style:style>
    <style:style style:name="Table1.A" style:family="table-column">
      <style:table-column-properties style:column-width="5.9521in" style:rel-column-width="8571*"/>
    </style:style>
    <style:style style:name="Table1.B" style:family="table-column">
      <style:table-column-properties style:column-width="0.741in" style:rel-column-width="1067*"/>
    </style:style>
    <style:style style:name="Table1.A1" style:family="table-cell">
      <style:table-cell-properties fo:padding="0in" fo:border="none"/>
    </style:style>
    <style:style style:name="P1" style:family="paragraph" style:parent-style-name="Standard">
      <style:paragraph-properties fo:margin-top="0.0402in" fo:margin-bottom="0.0598in" fo:line-height="150%" fo:text-align="justify" style:justify-single-word="false"/>
      <style:text-properties style:font-name="Times new roman"/>
    </style:style>
    <style:style style:name="P2" style:family="paragraph" style:parent-style-name="Standard">
      <style:paragraph-properties fo:margin-top="0.0402in" fo:margin-bottom="0.0598in" fo:line-height="150%" fo:text-align="center" style:justify-single-word="false"/>
      <style:text-properties style:font-name="Times new roman" fo:font-size="48pt" fo:font-weight="normal" style:font-size-asian="48pt" style:font-weight-asian="normal" style:font-size-complex="48pt" style:font-weight-complex="normal"/>
    </style:style>
    <style:style style:name="P3" style:family="paragraph" style:parent-style-name="Standard" style:master-page-name="">
      <style:paragraph-properties fo:margin-left="0.5in" fo:margin-right="0.5in" fo:margin-top="0.0402in" fo:margin-bottom="0.0598in" fo:line-height="150%" fo:text-align="justify" style:justify-single-word="false" fo:text-indent="0in" style:auto-text-indent="false" style:page-number="auto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margin-left="0.5in" fo:margin-right="0.5in" fo:margin-top="0.0402in" fo:margin-bottom="0.0598in" fo:line-height="150%" fo:text-align="justify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0in" fo:margin-right="0.5in" fo:margin-top="0.0402in" fo:margin-bottom="0.0598in" fo:line-height="150%" fo:text-align="center" style:justify-single-word="false" fo:text-indent="0in" style:auto-text-indent="false"/>
      <style:text-properties style:font-name="Times new roman" fo:font-size="48pt" fo:font-weight="normal" style:font-size-asian="48pt" style:font-weight-asian="normal" style:font-size-complex="48pt" style:font-weight-complex="normal"/>
    </style:style>
    <style:style style:name="P6" style:family="paragraph" style:parent-style-name="Standard" style:master-page-name="">
      <style:paragraph-properties fo:margin-left="0in" fo:margin-right="0in" fo:margin-top="0.0402in" fo:margin-bottom="0.0598in" fo:line-height="150%" fo:text-align="justify" style:justify-single-word="false" fo:text-indent="0in" style:auto-text-indent="false" style:page-number="auto"/>
      <style:text-properties style:font-name="Times new roman" fo:font-size="14pt" style:font-size-asian="14pt" style:font-size-complex="14pt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margin-left="0in" fo:margin-right="0.5in" fo:margin-top="0.0402in" fo:margin-bottom="0.0598in" fo:line-height="150%" fo:text-align="justify" style:justify-single-word="false" fo:text-indent="0in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.5in" fo:margin-top="0.0402in" fo:margin-bottom="0.0598in" fo:line-height="150%" fo:text-align="justify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10" style:family="paragraph" style:parent-style-name="Standard" style:list-style-name="L7"/>
    <style:style style:name="P11" style:family="paragraph" style:parent-style-name="Standard">
      <style:paragraph-properties fo:margin-left="0.5in" fo:margin-right="0.5in" fo:margin-top="0.0402in" fo:margin-bottom="0.0598in" fo:line-height="150%" fo:text-align="center" style:justify-single-word="false" fo:text-indent="0in" style:auto-text-indent="false"/>
      <style:text-properties style:font-name="Times new roman" fo:font-size="48pt" style:font-size-asian="48pt" style:font-size-complex="48pt"/>
    </style:style>
    <style:style style:name="P12" style:family="paragraph" style:parent-style-name="Standard">
      <style:paragraph-properties fo:margin-left="0.5in" fo:margin-right="0.5in" fo:margin-top="0.0402in" fo:margin-bottom="0.0598in" fo:line-height="150%" fo:text-align="justify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margin-left="0.5in" fo:margin-right="0.5in" fo:margin-top="0.0402in" fo:margin-bottom="0.0598in" fo:line-height="150%" fo:text-align="center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0in" fo:margin-right="0in" fo:margin-top="0.0402in" fo:margin-bottom="0.0598in" fo:line-height="150%" fo:text-align="justify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15" style:family="paragraph" style:parent-style-name="Standard">
      <style:paragraph-properties fo:margin-left="0in" fo:margin-right="0in" fo:margin-top="0.0402in" fo:margin-bottom="0.0598in" fo:line-height="150%" fo:text-align="center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16" style:family="paragraph" style:parent-style-name="Standard">
      <style:paragraph-properties fo:margin-left="0in" fo:margin-right="0in" fo:margin-top="0.0402in" fo:margin-bottom="0.0598in" fo:line-height="100%" fo:text-align="justify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margin-left="0in" fo:margin-right="0in" fo:margin-top="0.0402in" fo:margin-bottom="0.0598in" fo:line-height="100%" fo:text-align="start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18" style:family="paragraph" style:parent-style-name="Standard">
      <style:paragraph-properties fo:margin-left="0in" fo:margin-right="0in" fo:margin-top="0.0402in" fo:margin-bottom="0.0598in" fo:line-height="100%" fo:text-align="center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19" style:family="paragraph" style:parent-style-name="Standard">
      <style:paragraph-properties fo:margin-left="0in" fo:margin-right="0in" fo:margin-top="0.0402in" fo:margin-bottom="0.0598in" fo:line-height="150%" fo:text-align="center" style:justify-single-word="false" fo:text-indent="0in" style:auto-text-indent="false"/>
      <style:text-properties style:font-name="Times new roman" fo:font-size="48pt" style:font-size-asian="48pt" style:font-size-complex="48pt"/>
    </style:style>
    <style:style style:name="P20" style:family="paragraph" style:parent-style-name="Standard">
      <style:paragraph-properties fo:margin-left="0in" fo:margin-right="0in" fo:margin-top="0.0402in" fo:margin-bottom="0.0598in" fo:line-height="150%" fo:text-align="center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margin-left="0in" fo:margin-right="0in" fo:margin-top="0.0402in" fo:margin-bottom="0.0598in" fo:line-height="150%" fo:text-align="justify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22" style:family="paragraph" style:parent-style-name="Standard">
      <style:paragraph-properties fo:margin-left="0in" fo:margin-right="0in" fo:margin-top="0.0402in" fo:margin-bottom="0.0598in" fo:line-height="150%" fo:text-align="center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23" style:family="paragraph" style:parent-style-name="Standard">
      <style:paragraph-properties fo:margin-left="0in" fo:margin-right="0in" fo:margin-top="0.0402in" fo:margin-bottom="0.0598in" fo:line-height="100%" fo:text-align="start" style:justify-single-word="false" fo:text-indent="0in" style:auto-text-indent="false"/>
    </style:style>
    <style:style style:name="P24" style:family="paragraph" style:parent-style-name="Standard" style:master-page-name="">
      <style:paragraph-properties fo:margin-left="0in" fo:margin-right="0in" fo:margin-top="0.0402in" fo:margin-bottom="0.0598in" fo:line-height="100%" fo:text-align="start" style:justify-single-word="false" fo:text-indent="0in" style:auto-text-indent="false" style:page-number="auto"/>
      <style:text-properties style:font-name="Times new roman" fo:font-size="14pt" style:font-size-asian="14pt" style:font-size-complex="14pt"/>
    </style:style>
    <style:style style:name="P25" style:family="paragraph" style:parent-style-name="Standard" style:master-page-name="">
      <style:paragraph-properties fo:margin-left="0in" fo:margin-right="0in" fo:margin-top="0.0402in" fo:margin-bottom="0.0598in" fo:line-height="150%" fo:text-align="center" style:justify-single-word="false" fo:text-indent="0in" style:auto-text-indent="false" style:page-number="auto"/>
      <style:text-properties style:font-name="Times new roman" fo:font-size="48pt" style:font-size-asian="48pt" style:font-size-complex="48pt"/>
    </style:style>
    <style:style style:name="P26" style:family="paragraph" style:parent-style-name="Standard" style:master-page-name="">
      <style:paragraph-properties fo:margin-left="0in" fo:margin-right="0in" fo:margin-top="0.0402in" fo:margin-bottom="0.0598in" fo:line-height="150%" fo:text-align="center" style:justify-single-word="false" fo:text-indent="0in" style:auto-text-indent="false" style:page-number="auto"/>
      <style:text-properties style:font-name="Times new roman" fo:font-size="12pt" style:font-size-asian="12pt" style:font-size-complex="12pt"/>
    </style:style>
    <style:style style:name="P27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28" style:family="paragraph" style:parent-style-name="Standard" style:list-style-name="L1">
      <style:paragraph-properties fo:margin-top="0.0402in" fo:margin-bottom="0.0598in" fo:line-height="100%" fo:text-align="start" style:justify-single-word="false"/>
      <style:text-properties style:font-name="Times new roman" fo:font-size="14pt" style:font-size-asian="14pt" style:font-size-complex="14pt"/>
    </style:style>
    <style:style style:name="P29" style:family="paragraph" style:parent-style-name="Standard" style:list-style-name="L8">
      <style:paragraph-properties fo:margin-top="0.0402in" fo:margin-bottom="0.0598in" fo:line-height="100%" fo:text-align="start" style:justify-single-word="false"/>
      <style:text-properties style:font-name="Times new roman" fo:font-size="14pt" style:font-size-asian="14pt" style:font-size-complex="14pt"/>
    </style:style>
    <style:style style:name="P30" style:family="paragraph" style:parent-style-name="Standard" style:list-style-name="L3">
      <style:paragraph-properties fo:margin-top="0.0402in" fo:margin-bottom="0.0598in" fo:line-height="100%" fo:text-align="justify" style:justify-single-word="false"/>
      <style:text-properties style:font-name="Times new roman" fo:font-size="14pt" style:font-size-asian="14pt" style:font-size-complex="14pt"/>
    </style:style>
    <style:style style:name="P31" style:family="paragraph" style:parent-style-name="Standard" style:list-style-name="L10">
      <style:paragraph-properties fo:margin-top="0.0402in" fo:margin-bottom="0.0598in" fo:line-height="100%" fo:text-align="justify" style:justify-single-word="false"/>
      <style:text-properties style:font-name="Times new roman" fo:font-size="14pt" style:font-size-asian="14pt" style:font-size-complex="14pt"/>
    </style:style>
    <style:style style:name="P32" style:family="paragraph" style:parent-style-name="Standard">
      <style:paragraph-properties fo:margin-top="0.0402in" fo:margin-bottom="0.0598in" fo:line-height="150%" fo:text-align="justify" style:justify-single-word="false"/>
      <style:text-properties style:font-name="Times new roman"/>
    </style:style>
    <style:style style:name="P33" style:family="paragraph" style:parent-style-name="Standard" style:list-style-name="L5">
      <style:paragraph-properties fo:margin-top="0.0402in" fo:margin-bottom="0.0598in" fo:line-height="100%" fo:text-align="start" style:justify-single-word="false"/>
      <style:text-properties fo:font-size="12pt" style:font-size-asian="12pt" style:font-size-complex="12pt"/>
    </style:style>
    <style:style style:name="P34" style:family="paragraph" style:parent-style-name="Standard" style:list-style-name="L3">
      <style:paragraph-properties fo:margin-top="0.0402in" fo:margin-bottom="0.0598in" fo:line-height="100%" fo:text-align="start" style:justify-single-word="false"/>
      <style:text-properties fo:font-size="12pt" style:font-size-asian="12pt" style:font-size-complex="12pt"/>
    </style:style>
    <style:style style:name="P35" style:family="paragraph" style:parent-style-name="Standard" style:list-style-name="L9">
      <style:paragraph-properties fo:margin-top="0.0402in" fo:margin-bottom="0.0598in" fo:line-height="100%" fo:text-align="start" style:justify-single-word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48pt" style:font-size-asian="48pt" style:font-size-complex="4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0"/>
      <text:p text:style-name="P19">Dédicaces 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19">Remerciements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19">Liste des abréviations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19">Table des figures </text:p>
      <text:p text:style-name="P22"/>
      <text:p text:style-name="P20"/>
      <text:p text:style-name="P21"/>
      <text:p text:style-name="P21"/>
      <text:p text:style-name="P21"/>
      <text:p text:style-name="P21"/>
      <text:p text:style-name="P21"/>
      <text:p text:style-name="P14"/>
      <text:p text:style-name="P15"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15"><text:span text:style-name="T5">Table des matières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Chapitre1 : Contexte général du projet.................................................................................</text:p>
            <text:p text:style-name="P27"><text:tab/>1. Présentation de l’organisme d’accueil..................................................................</text:p>
            <text:p text:style-name="P27"><text:tab/><text:tab/>1.1. Présentation générale......…...................................................................</text:p>
            <text:p text:style-name="P27"><text:tab/><text:tab/>1.2. Missions.................................................................................................</text:p>
            <text:p text:style-name="P27"><text:tab/><text:tab/>1.3. Organigramme.…..................................................................................</text:p>
            <text:p text:style-name="P27"><text:tab/>2. Présentation du projet.…......................................................................................</text:p>
            <text:p text:style-name="P27"><text:tab/><text:tab/>2.2. Les objectifs du projet.…......................................................................</text:p>
            <text:p text:style-name="P27"><text:tab/><text:tab/>2.3. L ’approche Métier.…............................................................................</text:p>
            <text:p text:style-name="P27"><text:tab/>3. Etude de l’existant pour la gestion des ressources humaines...............................</text:p>
            <text:p text:style-name="P27"><text:tab/>4. Problématique.…..................................................................................................</text:p>
            <text:p text:style-name="P27"><text:tab/>5. Conduite du projet.…...........................................................................................</text:p>
            <text:p text:style-name="P27"><text:tab/><text:tab/>5.1. Processus de développement.….............................................................</text:p>
            <text:p text:style-name="P27"><text:tab/><text:tab/>5.2. Planning du projet.….............................................................................</text:p>
            <text:p text:style-name="P27">Chapitre 2: Spécification des besoin.…...............................................................................</text:p>
            <text:p text:style-name="P27"><text:tab/>1. Besoins fonctionnels.............................................................................................</text:p>
            <text:p text:style-name="P27"><text:tab/><text:tab/>1.1. Description des acteurs..........................................................................</text:p>
            <text:p text:style-name="P27"><text:tab/><text:tab/>1.2. Gestion des demandes de congés et d'absence.......................................</text:p>
            <text:p text:style-name="P27"><text:tab/><text:tab/>1.3. Gestion des carrières..............................................................................</text:p>
            <text:p text:style-name="P27"><text:tab/><text:tab/>1.4. Demande de cooptation ou document administratif...............................</text:p>
            <text:p text:style-name="P27"><text:tab/>2. Besoin non-fonctionnel.........................................................................................</text:p>
            <text:p text:style-name="P27"><text:tab/><text:tab/>2.1. Authentification:.....................................................................................</text:p>
            <text:p text:style-name="P27"><text:tab/><text:tab/>2.2. Notifications...........................................................................................</text:p>
            <text:p text:style-name="P27"><text:tab/><text:tab/>2.3. Génération des fichiers...........................................................................</text:p>
            <text:p text:style-name="P27">Chapitre 3: Etude technique..................................................................................................</text:p>
            <text:p text:style-name="P27"><text:tab/>1. Technologie et outils de mise en œuvre................................................................</text:p>
            <text:p text:style-name="P27"><text:tab/><text:tab/>1.1 Choix des langages et frameworks..........................................................</text:p>
            <text:p text:style-name="P27"><text:tab/>2. Architecture technique..........................................................................................</text:p>
            <text:p text:style-name="P27"><text:tab/>3. Architecture logicielle...........................................................................................</text:p>
            <text:p text:style-name="P27">Chapitre 4: Conception.........................................................................................................</text:p>
            <text:p text:style-name="P27"><text:tab/>1. Diagramme de cas d’utilisation général................................................................</text:p>
            <text:p text:style-name="P27"><text:tab/>2. Description des cas d’utilisation et diagrammes de séquences.............................</text:p>
            <text:p text:style-name="P27"><text:tab/>3. Diagramme de classes...........................................................................................</text:p>
            <text:p text:style-name="P27">Chapitre 5: Réalisation.........................................................................................................</text:p>
            <text:p text:style-name="P27"><text:tab/>1. Préparation de l’environnement de développement..............................................</text:p>
            <text:p text:style-name="P27"><text:tab/><text:tab/>1.1. Choix d'IDE............................................................................................</text:p>
            <text:p text:style-name="P27"><text:tab/><text:tab/>1.2. utilisation basic de symfony...................................................................</text:p>
            <text:p text:style-name="P27"><text:tab/><text:tab/>1.3. utilisation basic de git ............................................................................</text:p>
            <text:p text:style-name="P27"><text:tab/>2. Description de l’interface IHM.............................................................................</text:p>
            <text:p text:style-name="P27"><text:tab/><text:tab/>2.1. L'interface d’authentification.................................................................</text:p>
            <text:p text:style-name="P27"><text:tab/><text:tab/>2.2. Description de l’interface d’accueil.......................................................</text:p>
            <text:p text:style-name="P27"><text:tab/><text:tab/>2.3. Description des différentes pages de l'application.................................</text:p>
          </table:table-cell>
          <table:table-cell table:style-name="Table1.A1" office:value-type="string">
            <text:p text:style-name="P7">…...........1</text:p>
            <text:p text:style-name="P7">…...........2.............. 3</text:p>
            <text:p text:style-name="P7">…...........4</text:p>
            <text:p text:style-name="P7">…...........5</text:p>
            <text:p text:style-name="P7">…...........6</text:p>
            <text:p text:style-name="P7">…...........7</text:p>
            <text:p text:style-name="P7">…...........8</text:p>
            <text:p text:style-name="P7">…...........1</text:p>
            <text:p text:style-name="P7">…...........1</text:p>
            <text:p text:style-name="P7">…...........1</text:p>
            <text:p text:style-name="P7">…...........1</text:p>
            <text:p text:style-name="P7">…...........1</text:p>
            <text:p text:style-name="P7">…...........1</text:p>
            <text:p text:style-name="P7">…...........1</text:p>
            <text:p text:style-name="P7">…...........1</text:p>
            <text:p text:style-name="P7">…...........1</text:p>
            <text:p text:style-name="P7">…...........1</text:p>
            <text:p text:style-name="P7">…...........1</text:p>
            <text:p text:style-name="P7">…...........1</text:p>
            <text:p text:style-name="P7">…...........1…...........1</text:p>
            <text:p text:style-name="P7">…...........2.............. 3</text:p>
            <text:p text:style-name="P7">…...........4</text:p>
            <text:p text:style-name="P7">…...........5</text:p>
            <text:p text:style-name="P7">…...........6</text:p>
            <text:p text:style-name="P7">…...........7</text:p>
            <text:p text:style-name="P7">…...........8</text:p>
            <text:p text:style-name="P7">…...........1</text:p>
            <text:p text:style-name="P7">…...........1</text:p>
            <text:p text:style-name="P7">…...........1</text:p>
            <text:p text:style-name="P7">…...........1</text:p>
            <text:p text:style-name="P7">…...........1</text:p>
            <text:p text:style-name="P7">…...........1</text:p>
            <text:p text:style-name="P7">…...........1</text:p>
            <text:p text:style-name="P7">…...........1…...........1…...........1</text:p>
            <text:p text:style-name="P7">…...........1</text:p>
            <text:p text:style-name="P7">…...........1</text:p>
          </table:table-cell>
        </table:table-row>
      </table:table>
      <text:p text:style-name="P20"/>
      <text:p text:style-name="P27"><text:soft-page-break/></text:p>
      <text:p text:style-name="P27"/>
      <text:p text:style-name="P27"/>
      <text:p text:style-name="P19">Introduction générale </text:p>
      <text:p text:style-name="P2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5">Résumé</text:p>
      <text:p text:style-name="P6"/>
      <text:p text:style-name="P3">Le projet de fin d’études réalisé au sein de l'entreprise HiiT Consulting pour l’obtention du diplôme d’ingénieur en génie des télécommunication et réseaux à l’ École Nationnale des Sciences Appliquées, porte sur la l'analyse la conception et le développement d’une application web de gestion de ressources humaines.</text:p>
      <text:p text:style-name="P4">L'application gère le système d'information concernant les collaborateurs de l'entreprise, il facilite la bonne interaction/communication entre les employés et l'administration des ressources humaines. Les pages de l'application sont créées dynamiquement en se basant sur l'identifiant <text:s/>de l'utilisateur sur l'application <text:s/>ainsi que son rôle dans l'entrepris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><text:soft-page-break/></text:p>
      <text:p text:style-name="P1"/>
      <text:p text:style-name="P2">Abstract</text:p>
      <text:p text:style-name="P1"/>
      <text:p text:style-name="P3">This project is done as a final year project for the obtainment of the telecommunication and networks engineering degree at the “École Nationnale des Sciences Appliquées”. </text:p>
      <text:p text:style-name="P4">The project is undertaken to plan, design and develop a Human Resource Management Web Application for the company Hiit Consulting. </text:p>
      <text:p text:style-name="P4">The Human Resource Management Application provides the information regarding the employees in the company. The system facilitates good interaction/communication facilities between the employees and HR administration. The web pages about an employee are created dynamically based on the user id and password and his roles in the company.</text:p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25">Conclusion générale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1">Bibliographie</text:p>
      <text:p text:style-name="P24">PHP</text:p>
      <text:list xml:id="list9160675488380039260" text:style-name="L1">
        <text:list-item>
          <text:p text:style-name="P28"><text:a xlink:type="simple" xlink:href="http://php.net/" text:style-name="Internet_20_link" text:visited-style-name="Visited_20_Internet_20_Link"><text:span text:style-name="T4">http://php.net/</text:span></text:a> </text:p>
        </text:list-item>
        <text:list-item>
          <text:p text:style-name="P28"><text:a xlink:type="simple" xlink:href="https://www.w3schools.com/pHP/default.asp" text:style-name="Internet_20_link" text:visited-style-name="Visited_20_Internet_20_Link">https://www.w3schools.com/pHP/default.asp</text:a></text:p>
        </text:list-item>
      </text:list>
      <text:p text:style-name="P17">Symfony</text:p>
      <text:list xml:id="list1567767744148557772" text:style-name="L5">
        <text:list-item>
          <text:p text:style-name="P33"><text:a xlink:type="simple" xlink:href="http://openclassrooms.com/courses/developpez-votre-site-web-avec-le-framework-symfony" text:style-name="Internet_20_link" text:visited-style-name="Visited_20_Internet_20_Link"><text:span text:style-name="T1">openclassrooms.com/courses/developpez-votre-site-web-avec-le-framework-symfony</text:span></text:a></text:p>
        </text:list-item>
        <text:list-item>
          <text:p text:style-name="P33"><text:a xlink:type="simple" xlink:href="https://symfony.com/" text:style-name="Internet_20_link" text:visited-style-name="Visited_20_Internet_20_Link"><text:span text:style-name="T1">https://symfony.com/</text:span></text:a></text:p>
        </text:list-item>
      </text:list>
      <text:list xml:id="list2976544724871981053" text:style-name="L3">
        <text:list-item>
          <text:p text:style-name="P34"><text:a xlink:type="simple" xlink:href="https://www.doctrine-project.org/" text:style-name="Internet_20_link" text:visited-style-name="Visited_20_Internet_20_Link"><text:span text:style-name="T2">http</text:span></text:a><text:a xlink:type="simple" xlink:href="https://www.doctrine-project.org/" text:style-name="Internet_20_link" text:visited-style-name="Visited_20_Internet_20_Link"><text:span text:style-name="T1">s://www.doctrine-project.org/</text:span></text:a></text:p>
        </text:list-item>
      </text:list>
      <text:list xml:id="list1627316796" text:continue-list="list1567767744148557772" text:style-name="L5">
        <text:list-item>
          <text:p text:style-name="P33"><text:a xlink:type="simple" xlink:href="https://twig.symfony.com/" text:style-name="Internet_20_link" text:visited-style-name="Visited_20_Internet_20_Link"><text:span text:style-name="T1">https://twig.symfony.com/</text:span></text:a></text:p>
        </text:list-item>
      </text:list>
      <text:p text:style-name="P17">MySQL</text:p>
      <text:list xml:id="list8561785197228222526" text:style-name="L7">
        <text:list-item>
          <text:p text:style-name="P10"><text:a xlink:type="simple" xlink:href="https://www.mysql.com/" text:style-name="Internet_20_link" text:visited-style-name="Visited_20_Internet_20_Link"><text:span text:style-name="T3">https://www.mysql.com/</text:span></text:a><text:span text:style-name="T2">  </text:span></text:p>
        </text:list-item>
      </text:list>
      <text:p text:style-name="P23"><text:span text:style-name="T2">UML</text:span></text:p>
      <text:list xml:id="list153367096" text:continue-list="list2976544724871981053" text:style-name="L3">
        <text:list-item>
          <text:p text:style-name="P30"><text:a xlink:type="simple" xlink:href="https://www.tutorialspoint.com/uml/index.htm" text:style-name="Internet_20_link" text:visited-style-name="Visited_20_Internet_20_Link"><text:span text:style-name="T4">https://www.tutorialspoint.com/uml/index.htm</text:span></text:a></text:p>
        </text:list-item>
      </text:list>
      <text:p text:style-name="P17">bootstrap </text:p>
      <text:list xml:id="list8997781024781918329" text:style-name="L9">
        <text:list-item>
          <text:p text:style-name="P35"><text:a xlink:type="simple" xlink:href="http://getbootstrap.com/" text:style-name="Internet_20_link" text:visited-style-name="Visited_20_Internet_20_Link"><text:span text:style-name="T3">http://getbootstrap.com/</text:span></text:a><text:span text:style-name="T2">  </text:span></text:p>
        </text:list-item>
      </text:list>
      <text:p text:style-name="P17">Template </text:p>
      <text:list xml:id="list7634102954756105493" text:style-name="L8">
        <text:list-item>
          <text:p text:style-name="P29"><text:a xlink:type="simple" xlink:href="https://adminlte.io/themes/AdminLTE/index2.html" text:style-name="Internet_20_link" text:visited-style-name="Visited_20_Internet_20_Link"><text:span text:style-name="T4">https://adminlte.io/themes/AdminLTE/index2.html</text:span></text:a></text:p>
        </text:list-item>
      </text:list>
      <text:p text:style-name="P16">git</text:p>
      <text:list xml:id="list2939016400725236862" text:style-name="L10">
        <text:list-item>
          <text:p text:style-name="P31"><text:a xlink:type="simple" xlink:href="https://git-scm.com/" text:style-name="Internet_20_link" text:visited-style-name="Visited_20_Internet_20_Link">https://git-scm.com/</text:a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8"><text:span text:style-name="T5">Annexes</text:span>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sans-serif"/>
    <style:font-face style:name="Times new roman" svg:font-family="'Times new roman'" style:font-family-generic="roman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fr" fo:country="FR" style:letter-kerning="true" style:font-name-asian="DejaVu Sans Mono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 Mono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ne jabri</meta:initial-creator>
    <meta:creation-date>2018-06-22T12:08:18</meta:creation-date>
    <dc:date>2018-06-22T16:38:28</dc:date>
    <dc:creator>amine jabri</dc:creator>
    <meta:editing-duration>PT4H29M53S</meta:editing-duration>
    <meta:editing-cycles>23</meta:editing-cycles>
    <meta:generator>OpenOffice/4.1.4$Unix OpenOffice.org_project/414m5$Build-9788</meta:generator>
    <meta:document-statistic meta:table-count="1" meta:image-count="0" meta:object-count="0" meta:page-count="12" meta:paragraph-count="112" meta:word-count="517" meta:character-count="6862"/>
  </office:meta>
</office:document-meta>
</file>